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/>
    <style:font-face style:name="Times New Roman1" svg:font-family="'Times New Roman'"/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微软雅黑" svg:font-family="微软雅黑" style:font-family-generic="modern" style:font-pitch="fixed"/>
    <style:font-face style:name="宋体" svg:font-family="宋体" style:font-adornments="标准" style:font-pitch="variable"/>
    <style:font-face style:name="Times New Roman2" svg:font-family="'Times New Roman'" style:font-adornments="标准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Times New Roman2" officeooo:rsid="0027af14" officeooo:paragraph-rsid="0000e787" style:font-name-asian="宋体"/>
    </style:style>
    <style:style style:name="P2" style:family="paragraph" style:parent-style-name="Preformatted_20_Text">
      <style:paragraph-properties fo:line-height="150%"/>
      <style:text-properties style:font-name="Times New Roman2" officeooo:rsid="0027af14" officeooo:paragraph-rsid="000561d0" style:font-name-asian="宋体"/>
    </style:style>
    <style:style style:name="P3" style:family="paragraph" style:parent-style-name="Preformatted_20_Text">
      <style:paragraph-properties fo:line-height="150%"/>
      <style:text-properties style:font-name="Times New Roman2" officeooo:rsid="0027af14" officeooo:paragraph-rsid="00068408" style:font-name-asian="宋体"/>
    </style:style>
    <style:style style:name="P4" style:family="paragraph" style:parent-style-name="Preformatted_20_Text">
      <style:paragraph-properties fo:line-height="150%"/>
      <style:text-properties style:font-name="Times New Roman2" officeooo:rsid="00075d88" officeooo:paragraph-rsid="0000e787" style:font-name-asian="宋体"/>
    </style:style>
    <style:style style:name="P5" style:family="paragraph" style:parent-style-name="Preformatted_20_Text">
      <style:paragraph-properties fo:line-height="150%"/>
      <style:text-properties style:font-name="Times New Roman2" officeooo:rsid="0027af14" officeooo:paragraph-rsid="000d9590" style:font-name-asian="宋体"/>
    </style:style>
    <style:style style:name="P6" style:family="paragraph" style:parent-style-name="Preformatted_20_Text">
      <style:paragraph-properties fo:line-height="150%"/>
      <style:text-properties style:font-name="Times New Roman2" officeooo:rsid="0027af14" officeooo:paragraph-rsid="0014df9a" style:font-name-asian="宋体"/>
    </style:style>
    <style:style style:name="P7" style:family="paragraph" style:parent-style-name="Preformatted_20_Text">
      <style:paragraph-properties fo:line-height="150%"/>
      <style:text-properties style:font-name="Times New Roman2" officeooo:rsid="0018f594" officeooo:paragraph-rsid="0014df9a" style:font-name-asian="宋体"/>
    </style:style>
    <style:style style:name="P8" style:family="paragraph" style:parent-style-name="Preformatted_20_Text">
      <style:paragraph-properties fo:line-height="150%"/>
      <style:text-properties style:font-name="Times New Roman2" fo:font-weight="normal" officeooo:rsid="0003c926" officeooo:paragraph-rsid="0007b251" style:font-name-asian="宋体" style:font-weight-asian="normal" style:font-weight-complex="normal"/>
    </style:style>
    <style:style style:name="P9" style:family="paragraph" style:parent-style-name="Preformatted_20_Text">
      <style:paragraph-properties fo:line-height="150%"/>
      <style:text-properties officeooo:paragraph-rsid="0010bbed"/>
    </style:style>
    <style:style style:name="P10" style:family="paragraph" style:parent-style-name="Preformatted_20_Text" style:master-page-name="Standard">
      <style:paragraph-properties fo:line-height="150%" style:page-number="auto"/>
      <style:text-properties style:font-name="Times New Roman2" officeooo:rsid="0027af14" officeooo:paragraph-rsid="00015f8f" style:font-name-asian="宋体"/>
    </style:style>
    <style:style style:name="T1" style:family="text">
      <style:text-properties officeooo:rsid="0027af14"/>
    </style:style>
    <style:style style:name="T2" style:family="text">
      <style:text-properties officeooo:rsid="00015f8f"/>
    </style:style>
    <style:style style:name="T3" style:family="text">
      <style:text-properties officeooo:rsid="000561d0"/>
    </style:style>
    <style:style style:name="T4" style:family="text">
      <style:text-properties officeooo:rsid="00068408"/>
    </style:style>
    <style:style style:name="T5" style:family="text">
      <style:text-properties officeooo:rsid="00075d88"/>
    </style:style>
    <style:style style:name="T6" style:family="text">
      <style:text-properties officeooo:rsid="00086b20"/>
    </style:style>
    <style:style style:name="T7" style:family="text">
      <style:text-properties officeooo:rsid="000a231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15f8f" style:font-weight-asian="bold" style:font-weight-complex="bold"/>
    </style:style>
    <style:style style:name="T10" style:family="text">
      <style:text-properties fo:font-weight="bold" officeooo:rsid="00068408" style:font-weight-asian="bold" style:font-weight-complex="bold"/>
    </style:style>
    <style:style style:name="T11" style:family="text">
      <style:text-properties fo:font-weight="bold" officeooo:rsid="000561d0" style:font-weight-asian="bold" style:font-weight-complex="bold"/>
    </style:style>
    <style:style style:name="T12" style:family="text">
      <style:text-properties fo:font-weight="bold" officeooo:rsid="0027af14" style:font-weight-asian="bold" style:font-weight-complex="bold"/>
    </style:style>
    <style:style style:name="T13" style:family="text">
      <style:text-properties fo:font-size="9.60000038146973pt" officeooo:rsid="000d9590"/>
    </style:style>
    <style:style style:name="T14" style:family="text">
      <style:text-properties fo:font-size="9.60000038146973pt" fo:font-weight="bold" officeooo:rsid="000d9590" style:font-weight-asian="bold" style:font-weight-complex="bold"/>
    </style:style>
    <style:style style:name="T15" style:family="text">
      <style:text-properties fo:font-size="9.60000038146973pt" fo:font-weight="normal" officeooo:rsid="000d9590" style:font-weight-asian="normal" style:font-weight-complex="normal"/>
    </style:style>
    <style:style style:name="T16" style:family="text">
      <style:text-properties fo:font-size="9.60000038146973pt" fo:font-weight="normal" officeooo:rsid="0014311f" style:font-weight-asian="normal" style:font-weight-complex="normal"/>
    </style:style>
    <style:style style:name="T17" style:family="text">
      <style:text-properties style:font-name="Times New Roman2" officeooo:rsid="00075d88" style:font-name-asian="宋体"/>
    </style:style>
    <style:style style:name="T18" style:family="text">
      <style:text-properties style:font-name="Times New Roman2" officeooo:rsid="00068408" style:font-name-asian="宋体"/>
    </style:style>
    <style:style style:name="T19" style:family="text">
      <style:text-properties style:font-name="Times New Roman2" officeooo:rsid="0010bbed" style:font-name-asian="宋体"/>
    </style:style>
    <style:style style:name="T20" style:family="text">
      <style:text-properties style:font-name="Times New Roman2" officeooo:rsid="0015fd5a" style:font-name-asian="宋体"/>
    </style:style>
    <style:style style:name="T21" style:family="text">
      <style:text-properties style:font-name="Times New Roman2" fo:font-size="10pt" officeooo:rsid="00068408" style:font-name-asian="宋体" style:font-size-asian="10pt" style:font-name-complex="FreeSans2" style:font-size-complex="10pt"/>
    </style:style>
    <style:style style:name="T22" style:family="text">
      <style:text-properties style:font-name="Times New Roman2" fo:font-size="10pt" officeooo:rsid="00116f76" style:font-name-asian="宋体" style:font-size-asian="10pt" style:font-name-complex="FreeSans2" style:font-size-complex="10pt"/>
    </style:style>
    <style:style style:name="T23" style:family="text">
      <style:text-properties style:font-name="Times New Roman2" fo:font-weight="bold" officeooo:rsid="0010bbed" style:font-name-asian="宋体" style:font-weight-asian="bold" style:font-weight-complex="bold"/>
    </style:style>
    <style:style style:name="T24" style:family="text">
      <style:text-properties officeooo:rsid="000f3b22"/>
    </style:style>
    <style:style style:name="T25" style:family="text">
      <style:text-properties style:text-outline="false" style:text-line-through-style="none" style:font-name="Verdana" fo:font-size="10pt" fo:font-style="normal" fo:text-shadow="none" style:text-underline-style="none" fo:font-weight="normal" officeooo:rsid="00068408" style:font-size-asian="10pt" style:font-style-asian="normal" style:font-weight-asian="normal" style:text-emphasize="none"/>
    </style:style>
    <style:style style:name="T26" style:family="text">
      <style:text-properties style:text-outline="false" style:text-line-through-style="none" style:font-name="Times New Roman2" fo:font-size="10pt" fo:font-style="normal" fo:text-shadow="none" style:text-underline-style="none" fo:font-weight="normal" officeooo:rsid="00068408" style:font-name-asian="宋体" style:font-size-asian="10pt" style:font-style-asian="normal" style:font-weight-asian="normal" style:font-name-complex="FreeSans2" style:font-size-complex="10pt" style:text-emphasize="none"/>
    </style:style>
    <style:style style:name="T27" style:family="text">
      <style:text-properties style:text-outline="false" style:text-line-through-style="none" style:font-name="Times New Roman2" fo:font-size="10pt" fo:font-style="normal" fo:text-shadow="none" style:text-underline-style="none" fo:font-weight="normal" officeooo:rsid="0010bbed" style:font-name-asian="宋体" style:font-size-asian="10pt" style:font-style-asian="normal" style:font-weight-asian="normal" style:font-name-complex="FreeSans2" style:font-size-complex="10pt" style:text-emphasize="none"/>
    </style:style>
    <style:style style:name="T28" style:family="text">
      <style:text-properties style:text-outline="false" style:text-line-through-style="none" style:font-name="Times New Roman2" fo:font-size="10pt" fo:font-style="normal" fo:text-shadow="none" style:text-underline-style="none" fo:font-weight="bold" officeooo:rsid="00068408" style:font-name-asian="宋体" style:font-size-asian="10pt" style:font-style-asian="normal" style:font-weight-asian="bold" style:font-name-complex="FreeSans2" style:font-size-complex="10pt" style:font-weight-complex="bold" style:text-emphasize="none"/>
    </style:style>
    <style:style style:name="T29" style:family="text">
      <style:text-properties style:text-outline="false" style:text-line-through-style="none" style:font-name="Times New Roman2" fo:font-size="10pt" fo:font-style="normal" fo:text-shadow="none" style:text-underline-style="none" fo:font-weight="bold" officeooo:rsid="0010bbed" style:font-name-asian="宋体" style:font-size-asian="10pt" style:font-style-asian="normal" style:font-weight-asian="bold" style:font-name-complex="FreeSans2" style:font-size-complex="10pt" style:font-weight-complex="bold" style:text-emphasize="none"/>
    </style:style>
    <style:style style:name="T30" style:family="text">
      <style:text-properties fo:font-size="10pt" officeooo:rsid="00068408" style:font-size-asian="10pt" style:font-name-complex="FreeSans2" style:font-size-complex="10pt"/>
    </style:style>
    <style:style style:name="T31" style:family="text">
      <style:text-properties fo:font-size="10pt" officeooo:rsid="00116f76" style:font-size-asian="10pt" style:font-name-complex="FreeSans2" style:font-size-complex="10pt"/>
    </style:style>
    <style:style style:name="T32" style:family="text">
      <style:text-properties officeooo:rsid="00124a7f"/>
    </style:style>
    <style:style style:name="T33" style:family="text">
      <style:text-properties officeooo:rsid="00127b36"/>
    </style:style>
    <style:style style:name="T34" style:family="text">
      <style:text-properties officeooo:rsid="0015fd5a"/>
    </style:style>
    <style:style style:name="T35" style:family="text">
      <style:text-properties officeooo:rsid="00162a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（1）</text:span><text:span text:style-name="T2">Shijia Wu, Nuo Duan, Xiaoyuan Ma, Yu Xia, Hongxin Wang, Zhouping Wang* and Qian Zhang. Multiplexed Fluorescence Resonance Energy Transfer Aptasensor between Upconversion Nanoparticles and Graphene Oxide for the Simultaneous Determination of Mycotoxins. </text:span><text:span text:style-name="T9">Anal. Chem.,</text:span><text:span text:style-name="T2"> 2012, 84:6263</text:span><text:span text:style-name="T24">-</text:span><text:span text:style-name="T2">6270. </text:span><text:span text:style-name="T6">(IF 5.856)</text:span></text:p>
      <text:p text:style-name="P3"><text:span text:style-name="T5">（2）</text:span><text:span text:style-name="T4">Shijia Wu, Nuo Duan, Xiaoyuan Ma, Yu Xia, Zhouping Wang* and Hongxin Wang. Simultaneous detection of enterovirus 71 and coxsackievirus A16 using dual-colour upconversion luminescent nanoparticles as labels. </text:span><text:span text:style-name="T10">Chem. Comm.,</text:span><text:span text:style-name="T4"> 2012, 48 (40):4866</text:span><text:span text:style-name="T24">-</text:span><text:span text:style-name="T4">4868. </text:span><text:span text:style-name="T6">(IF </text:span><text:span text:style-name="T7">6.169</text:span><text:span text:style-name="T6">)</text:span></text:p>
      <text:p text:style-name="P5"><text:span text:style-name="T5">（3）</text:span><text:span text:style-name="Strong_20_Emphasis"><text:span text:style-name="T15">Nuo Duan, Shijia Wu, Changqing Zhu, Xiaoyuan Ma, Zhouping Wang*, Ye Yu, and Yuan Jiang. Dual-color upconversion fluorescence and aptamer-functionalized magnetic nanoparticles-based bioassay for the simultaneous detection of Salmonella Typhimurium and Staphylococcus aureus. </text:span></text:span><text:span text:style-name="Strong_20_Emphasis"><text:span text:style-name="T14">Anal. Chim. Acta.,</text:span></text:span><text:span text:style-name="Strong_20_Emphasis"><text:span text:style-name="T15"> 2012, 723:1-6. (IF 4.</text:span></text:span><text:span text:style-name="Strong_20_Emphasis"><text:span text:style-name="T16">555</text:span></text:span><text:span text:style-name="Strong_20_Emphasis"><text:span text:style-name="T15">)</text:span></text:span></text:p>
      <text:p text:style-name="P8"><text:span text:style-name="T24">（4）</text:span>Nuo Duan, Shijia Wu, Xiujuan Chen, Yukun Huang, Zhouping Wang*. Selection and identification of a DNA aptamer targeted to Vibrio parahaemolyticus. <text:span text:style-name="T8">J. Agr. Food Chem.,</text:span> 2012, 60:4034-4038. <text:span text:style-name="T35">(IF 2.823)</text:span></text:p>
      <text:p text:style-name="P9"><text:span text:style-name="T17">（</text:span><text:span text:style-name="T20">5</text:span><text:span text:style-name="T17">）</text:span><text:span text:style-name="T18">Shijia Wu, Nuo Duan, Changqing Zhu, Xiaoyuan Ma, Miao Wang and Zhouping Wang*. Magnetic nanobead-based immunoassay for the simultaneous detection of aflatoxin B1 and ochratoxin A using upconversion nanoparticles as multicolor labels. </text:span><text:span text:style-name="T23">B</text:span><text:span text:style-name="T28">iosens. </text:span><text:span text:style-name="T29">B</text:span><text:span text:style-name="T28">ioelectron.</text:span><text:span text:style-name="T26">, </text:span><text:span text:style-name="T21">2011, 30:35-42 (IF 5.</text:span><text:span text:style-name="T22">602</text:span><text:span text:style-name="T21">)</text:span></text:p>
      <text:p text:style-name="P2"><text:span text:style-name="T5">（</text:span><text:span text:style-name="T34">6</text:span><text:span text:style-name="T5">）</text:span><text:span text:style-name="T3">Nuo Duan, Shijia Wu, Changqing Zhu, Xiaoyuan Ma, Zhouping Wang*, Ye Yu, and Yuan Jiang. Dual-color upconversion fluorescence and aptamer-functionalized magnetic nanoparticles-based bioassay for the simultaneous detection of Salmonella Typhimurium and Staphylococcus aureus. </text:span><text:span text:style-name="T11">Anal. Chim. Acta.</text:span><text:span text:style-name="T3">, 2012, 723:1-6. (IF 4.</text:span><text:span text:style-name="T32">555)</text:span></text:p>
      <text:p text:style-name="P1"><text:span text:style-name="T5">（</text:span><text:span text:style-name="T34">7</text:span><text:span text:style-name="T5">）</text:span>Xiaoyuan Ma, Weiping Qian*. Phenolic acid induced growth of gold nanoshells precursor composites and their application in antioxidant capacity assay. <text:span text:style-name="T8">Biosens. Bioelectron.</text:span>, 2010, 26 (3):1049-1055. (IF 5.<text:span text:style-name="T33">602</text:span>)</text:p>
      <text:p text:style-name="P6"><text:span text:style-name="T5">（</text:span><text:span text:style-name="T34">8</text:span><text:span text:style-name="T5">）</text:span>Hui Li, Xiaoyuan Ma, Jian Dong, Weiping Qian*. Development of methodology based on the formation process of gold nanoshells for detecting hydrogen peroxide scavenging activity. <text:span text:style-name="T8">Anal. Chem.</text:span>, 2009, 81 (21):8916-8922. (<text:span text:style-name="T6">IF 5.856</text:span>)</text:p>
      <text:p text:style-name="P7"><text:span text:style-name="T5">（</text:span><text:span text:style-name="T34">9</text:span><text:span text:style-name="T5">）</text:span><text:span text:style-name="T1">Shijia Wu, Nuo Duan, Changqing Zhu, Xiaoyuan Ma, Miao Wang, Zhouping Wang*. Magnetic nanobead-based immunoassay for the simultaneous detection of aflatoxin B1 and ochratoxin A using upconversion nanoparticles as multicolor labels. </text:span><text:span text:style-name="T12">Biosens. Bioelectron.</text:span><text:span text:style-name="T1">, 2011, 30 (1):35-42. (</text:span><text:span text:style-name="T30">IF 5.</text:span><text:span text:style-name="T31">602</text:span><text:span text:style-name="T1">)</text:span></text:p>
      <text:p text:style-name="P1"><text:span text:style-name="T5">（</text:span><text:span text:style-name="T34">10</text:span><text:span text:style-name="T5">）</text:span>Zhouping Wang*, Nuo Duan, Xu Hun, Shijia Wu. Electrochemiluminescent aptamer biosensor for the determination of Ochratoxin A at gold nanoparticles modified gold electrode using N-(aminobutyl)-N-ethylisoluminol as a luminescent label. <text:span text:style-name="T8">Anal. Bioanal. Chem.</text:span>, 2010, 398 (5):2125-2132. (IF 3.<text:span text:style-name="T34">778</text:span>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imSun" svg:font-family="SimSun"/>
    <style:font-face style:name="Times New Roman1" svg:font-family="'Times New Roman'"/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微软雅黑" svg:font-family="微软雅黑" style:font-family-generic="modern" style:font-pitch="fixed"/>
    <style:font-face style:name="宋体" svg:font-family="宋体" style:font-adornments="标准" style:font-pitch="variable"/>
    <style:font-face style:name="Times New Roman2" svg:font-family="'Times New Roman'" style:font-adornments="标准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size="14pt" style:font-name-asian="SimSu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 New Roman" style:font-name-asian="SimSun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size="12pt" fo:font-style="italic" style:font-name-asian="SimSun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asian="SimSun"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微软雅黑" fo:font-size="10pt" style:font-name-asian="微软雅黑" style:font-size-asian="10pt" style:font-name-complex="FreeSans2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9:59:51</meta:creation-date>
    <dc:date>2013-03-08T20:54:13</dc:date>
    <meta:editing-duration>PT24M5S</meta:editing-duration>
    <meta:editing-cycles>10</meta:editing-cycles>
    <meta:generator>LibreOffice/4.0.0.3$Linux_X86_64 LibreOffice_project/7545bee9c2a0782548772a21bc84a9dcc583b89</meta:generator>
    <meta:document-statistic meta:table-count="0" meta:image-count="0" meta:object-count="0" meta:page-count="1" meta:paragraph-count="10" meta:word-count="385" meta:character-count="2704" meta:non-whitespace-character-count="2359"/>
  </office:meta>
</office:document-meta>
</file>